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6.06mm" svg:height="66.14mm" svg:x="258.73mm" svg:y="62.95mm">
            <loext:p draw:notify-on-update-of-ranges="Sheet1.B19:Sheet1.B24 Sheet1.C18:Sheet1.C18 Sheet1.C19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7.89mm" svg:height="68.37mm" svg:x="354.52mm" svg:y="61.89mm">
            <loext:p draw:notify-on-update-of-ranges="Sheet1.B27:Sheet1.B29 Sheet1.C26:Sheet1.C26 Sheet1.C27:Sheet1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9.19mm" svg:height="66.14mm" svg:x="166.79mm" svg:y="129.09mm">
            <loext:p draw:notify-on-update-of-ranges="Sheet1.E18:Sheet1.E18 Sheet1.E19:Sheet1.E43 Sheet1.F18:Sheet1.F18 Sheet1.F19:Sheet1.F4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3]*45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700" calcext:value-type="float">
            <text:p>-700</text:p>
          </table:table-cell>
          <table:table-cell table:formula="of:=[.B4]*450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700" calcext:value-type="float">
            <text:p>-700</text:p>
          </table:table-cell>
          <table:table-cell table:formula="of:=[.B5]*450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700" calcext:value-type="float">
            <text:p>-700</text:p>
          </table:table-cell>
          <table:table-cell table:formula="of:=[.B6]*450"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300" calcext:value-type="float">
            <text:p>-1300</text:p>
          </table:table-cell>
          <table:table-cell table:formula="of:=[.B7]*450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800" calcext:value-type="float">
            <text:p>-1800</text:p>
          </table:table-cell>
          <table:table-cell table:formula="of:=[.B8]*450"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800" calcext:value-type="float">
            <text:p>-1800</text:p>
          </table:table-cell>
          <table:table-cell table:formula="of:=[.B9]*450"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900" calcext:value-type="float">
            <text:p>-2900</text:p>
          </table:table-cell>
          <table:table-cell table:formula="of:=[.B10]*450"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600" calcext:value-type="float">
            <text:p>-3600</text:p>
          </table:table-cell>
          <table:table-cell table:formula="of:=[.B11]*450"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4500" calcext:value-type="float">
            <text:p>-4500</text:p>
          </table:table-cell>
          <table:table-cell table:formula="of:=[.B12]*450"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500" calcext:value-type="float">
            <text:p>-4500</text:p>
          </table:table-cell>
          <table:table-cell table:formula="of:=[.B13]*450"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5000" calcext:value-type="float">
            <text:p>-5000</text:p>
          </table:table-cell>
          <table:table-cell table:formula="of:=[.B14]*450"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5000" calcext:value-type="float">
            <text:p>-5000</text:p>
          </table:table-cell>
          <table:table-cell table:formula="of:=[.B15]*450" office:value-type="float" office:value="5400" calcext:value-type="float">
            <text:p>54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uel economy rating</text:p>
          </table:table-cell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Fuel economy rating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499" calcext:value-type="float">
            <text:p>1.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.501" calcext:value-type="float">
            <text:p>1.5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ffect</text:p>
          </table:table-cell>
          <table:table-cell/>
          <table:table-cell office:value-type="float" office:value="4.499" calcext:value-type="float">
            <text:p>4.49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office:value-type="float" office:value="-1200" calcext:value-type="float">
            <text:p>-1200</text:p>
          </table:table-cell>
          <table:table-cell/>
          <table:table-cell office:value-type="float" office:value="4.501" calcext:value-type="float">
            <text:p>4.50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.499" calcext:value-type="float">
            <text:p>5.49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4"/>
          <table:table-cell office:value-type="float" office:value="5.501" calcext:value-type="float">
            <text:p>5.50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4"/>
          <table:table-cell office:value-type="float" office:value="7.499" calcext:value-type="float">
            <text:p>7.49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4"/>
          <table:table-cell office:value-type="float" office:value="7.501" calcext:value-type="float">
            <text:p>7.50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11.499" calcext:value-type="float">
            <text:p>11.4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11.501" calcext:value-type="float">
            <text:p>11.501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</table:table-row>
      </table:table>
      <table:table table:name="Sheet2" table:style-name="ta1">
        <table:shapes>
          <draw:frame draw:z-index="0" draw:style-name="gr1" draw:text-style-name="P1" svg:width="77.1mm" svg:height="66.93mm" svg:x="241.74mm" svg:y="29.75mm">
            <loext:p draw:notify-on-update-of-ranges="Sheet2.B3:Sheet2.B5 Sheet2.C2:Sheet2.C2 Sheet2.C3:Sheet2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7.1mm" svg:height="66.93mm" svg:x="293.51mm" svg:y="153.54mm">
            <loext:p draw:notify-on-update-of-ranges="Sheet2.H3:Sheet2.H5 Sheet2.I2:Sheet2.I2 Sheet2.I3:Sheet2.I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7.1mm" svg:height="66.93mm" svg:x="81.78mm" svg:y="98.03mm">
            <loext:p draw:notify-on-update-of-ranges="Sheet2.E3:Sheet2.E5 Sheet2.F2:Sheet2.F2 Sheet2.F3:Sheet2.F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office:value-type="percentage" office:value="-0.02" calcext:value-type="percentage">
            <text:p>-2%</text:p>
          </table:table-cell>
          <table:table-cell/>
          <table:table-cell office:value-type="string" calcext:value-type="string">
            <text:p>Diesel</text:p>
          </table:table-cell>
          <table:table-cell office:value-type="percentage" office:value="-0.07" calcext:value-type="percentage">
            <text:p>-7%</text:p>
          </table:table-cell>
          <table:table-cell/>
          <table:table-cell office:value-type="string" calcext:value-type="string">
            <text:p>Diesel</text:p>
          </table:table-cell>
          <table:table-cell office:value-type="percentage" office:value="-0.15" calcext:value-type="percentage">
            <text:p>-15%</text:p>
          </table:table-cell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percentage" office:value="0.06" calcext:value-type="percentage">
            <text:p>6%</text:p>
          </table:table-cell>
          <table:table-cell/>
          <table:table-cell office:value-type="string" calcext:value-type="string">
            <text:p>Electric</text:p>
          </table:table-cell>
          <table:table-cell office:value-type="percentage" office:value="0.2" calcext:value-type="percentage">
            <text:p>20%</text:p>
          </table:table-cell>
          <table:table-cell/>
          <table:table-cell office:value-type="string" calcext:value-type="string">
            <text:p>Electric</text:p>
          </table:table-cell>
          <table:table-cell office:value-type="percentage" office:value="0.11" calcext:value-type="percentage">
            <text:p>11%</text:p>
          </table:table-cell>
        </table:table-row>
        <table:table-row table:style-name="ro1">
          <table:table-cell/>
          <table:table-cell office:value-type="string" calcext:value-type="string">
            <text:p>Petrol</text:p>
          </table:table-cell>
          <table:table-cell office:value-type="percentage" office:value="0.02" calcext:value-type="percentage">
            <text:p>2%</text:p>
          </table:table-cell>
          <table:table-cell/>
          <table:table-cell office:value-type="string" calcext:value-type="string">
            <text:p>Petrol</text:p>
          </table:table-cell>
          <table:table-cell office:value-type="percentage" office:value="0.01" calcext:value-type="percentage">
            <text:p>1%</text:p>
          </table:table-cell>
          <table:table-cell/>
          <table:table-cell office:value-type="string" calcext:value-type="string">
            <text:p>Petrol</text:p>
          </table:table-cell>
          <table:table-cell office:value-type="percentage" office:value="-0.03" calcext:value-type="percentage">
            <text:p>-3%</text:p>
          </table:table-cell>
        </table:table-row>
      </table:table>
      <table:table table:name="Sheet3" table:style-name="ta1">
        <table:shapes>
          <draw:frame draw:z-index="0" draw:style-name="gr1" draw:text-style-name="P1" svg:width="77.1mm" svg:height="66.93mm" svg:x="218.88mm" svg:y="48.34mm">
            <loext:p draw:notify-on-update-of-ranges="Sheet3.H3:Sheet3.H5 Sheet3.I2:Sheet3.I2 Sheet3.I3:Sheet3.I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77.1mm" svg:height="66.93mm" svg:x="142.07mm" svg:y="50.74mm">
            <loext:p draw:notify-on-update-of-ranges="Sheet3.E3:Sheet3.E5 Sheet3.F2:Sheet3.F2 Sheet3.F3:Sheet3.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77.1mm" svg:height="66.93mm" svg:x="65.52mm" svg:y="48.62mm">
            <loext:p draw:notify-on-update-of-ranges="Sheet3.B3:Sheet3.B5 Sheet3.C2:Sheet3.C2 Sheet3.C3:Sheet3.C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Diesel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Diesel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Electric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Electric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Electric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string" calcext:value-type="string">
            <text:p>Petrol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.97" calcext:value-type="float">
            <text:p>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00/00/0000</text:date>, <text:time style:data-style-name="N2" text:time-value="19:44:33.437366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1:41:52.418964145</meta:creation-date>
    <dc:date>2020-11-01T20:32:49.336713263</dc:date>
    <meta:editing-duration>PT2H26M20S</meta:editing-duration>
    <meta:editing-cycles>6</meta:editing-cycles>
    <meta:generator>LibreOffice/5.2.7.2$Linux_X86_64 LibreOffice_project/20m0$Build-2</meta:generator>
    <meta:document-statistic meta:table-count="3" meta:cell-count="16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" chart:origin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B</text:p>
        </chart:title>
        <chart:plot-area chart:style-name="ch3" table:cell-range-address="Sheet3.E2:Sheet3.F5" chart:data-source-has-labels="both" svg:x="1.535cm" svg:y="1.684cm" svg:width="6.022cm" svg:height="3.896cm">
          <chartooo:coordinate-region svg:x="2.262cm" svg:y="1.883cm" svg:width="5.295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3.E3:Sheet3.E5"/>
          </chart:axis>
          <chart:axis chart:dimension="y" chart:name="primary-y" chart:style-name="ch6">
            <chart:title svg:x="0.451cm" svg:y="5.25cm" chart:style-name="ch7">
              <text:p>Multiplier for price
prediction component</text:p>
            </chart:title>
            <chart:grid chart:style-name="ch8" chart:class="major"/>
          </chart:axis>
          <chart:series chart:style-name="ch9" chart:values-cell-range-address="Sheet3.F3:Sheet3.F5" chart:label-cell-address="Sheet3.F2:Sheet3.F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3.F2:Sheet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3.E3:Sheet3.E5</svg:desc>
                </draw:g>
              </table:table-cell>
              <table:table-cell office:value-type="float" office:value="0.93">
                <text:p>0.93</text:p>
                <draw:g>
                  <svg:desc>Sheet3.F3:Sheet3.F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07cm" svg:height="6.615cm" xlink:href=".." xlink:type="simple" chart:class="chart:line" chart:style-name="ch1">
        <chart:title svg:x="-0.016cm" svg:y="0.268cm" chart:style-name="ch2">
          <text:p>Effect of fuel economy rating on predicted price </text:p>
        </chart:title>
        <chart:plot-area chart:style-name="ch3" table:cell-range-address="Sheet1.B18:Sheet1.C24" chart:data-source-has-labels="both" svg:x="1.203cm" svg:y="1.179cm" svg:width="8.212cm" svg:height="4.323cm">
          <chartooo:coordinate-region svg:x="2.01cm" svg:y="1.379cm" svg:width="7.311cm" svg:height="3.476cm"/>
          <chart:axis chart:dimension="x" chart:name="primary-x" chart:style-name="ch4" chartooo:axis-type="auto">
            <chartooo:date-scale/>
            <chart:title svg:x="3.426cm" svg:y="5.634cm" chart:style-name="ch5">
              <text:p>Fuel Economy Rating (/5)</text:p>
            </chart:title>
            <chart:categories table:cell-range-address="Sheet1.B19:Sheet1.B24"/>
          </chart:axis>
          <chart:axis chart:dimension="y" chart:name="primary-y" chart:style-name="ch4">
            <chart:title svg:x="0.451cm" svg:y="5.501cm" chart:style-name="ch6">
              <text:p>Change in predicted price ($)</text:p>
            </chart:title>
            <chart:grid chart:style-name="ch7" chart:class="major"/>
          </chart:axis>
          <chart:series chart:style-name="ch8" chart:values-cell-range-address="Sheet1.C19:Sheet1.C24" chart:label-cell-address="Sheet1.C18:Sheet1.C1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19:Sheet1.B24</svg:desc>
                </draw:g>
              </table:table-cell>
              <table:table-cell office:value-type="float" office:value="0">
                <text:p>0</text:p>
                <draw:g>
                  <svg:desc>Sheet1.C19:Sheet1.C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9cm" svg:height="6.838cm" xlink:href=".." xlink:type="simple" chart:class="chart:bar" chart:style-name="ch1">
        <chart:title svg:x="0.24cm" svg:y="0.272cm" chart:style-name="ch2">
          <text:p>Effect of fuel type on predicted price</text:p>
        </chart:title>
        <chart:plot-area chart:style-name="ch3" table:cell-range-address="Sheet1.B26:Sheet1.C29" chart:data-source-has-labels="both" svg:x="1.166cm" svg:y="1.187cm" svg:width="6.469cm" svg:height="4.534cm">
          <chartooo:coordinate-region svg:x="2.264cm" svg:y="1.385cm" svg:width="5.371cm" svg:height="4.136cm"/>
          <chart:axis chart:dimension="x" chart:name="primary-x" chart:style-name="ch4" chartooo:axis-type="auto">
            <chartooo:date-scale/>
            <chart:title svg:x="3.655cm" svg:y="5.857cm" chart:style-name="ch5">
              <text:p>Fuel Type</text:p>
            </chart:title>
            <chart:categories table:cell-range-address="Sheet1.B27:Sheet1.B29"/>
          </chart:axis>
          <chart:axis chart:dimension="y" chart:name="primary-y" chart:style-name="ch6">
            <chart:title svg:x="0.451cm" svg:y="5.615cm" chart:style-name="ch7">
              <text:p>Change in predicted price ($)</text:p>
            </chart:title>
            <chart:grid chart:style-name="ch8" chart:class="major"/>
          </chart:axis>
          <chart:series chart:style-name="ch9" chart:values-cell-range-address="Sheet1.C27:Sheet1.C29" chart:label-cell-address="Sheet1.C26:Sheet1.C2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1.B27:Sheet1.B29</svg:desc>
                </draw:g>
              </table:table-cell>
              <table:table-cell office:value-type="float" office:value="-1200">
                <text:p>-1200</text:p>
                <draw:g>
                  <svg:desc>Sheet1.C27:Sheet1.C29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A</text:p>
        </chart:title>
        <chart:plot-area chart:style-name="ch3" table:cell-range-address="Sheet2.B2:Sheet2.C5" chart:data-source-has-labels="both" svg:x="1.535cm" svg:y="1.684cm" svg:width="6.022cm" svg:height="3.896cm">
          <chartooo:coordinate-region svg:x="2.395cm" svg:y="1.884cm" svg:width="5.162cm" svg:height="3.497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2.B3:Sheet2.B5"/>
          </chart:axis>
          <chart:axis chart:dimension="y" chart:name="primary-y" chart:style-name="ch6">
            <chart:title svg:x="0.451cm" svg:y="5.25cm" chart:style-name="ch7">
              <text:p>Change to price
prediction component</text:p>
            </chart:title>
            <chart:grid chart:style-name="ch8" chart:class="major"/>
          </chart:axis>
          <chart:series chart:style-name="ch9" chart:values-cell-range-address="Sheet2.C3:Sheet2.C5" chart:label-cell-address="Sheet2.C2:Sheet2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2.B3:Sheet2.B5</svg:desc>
                </draw:g>
              </table:table-cell>
              <table:table-cell office:value-type="float" office:value="-0.02">
                <text:p>-0.02</text:p>
                <draw:g>
                  <svg:desc>Sheet2.C3:Sheet2.C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C</text:p>
        </chart:title>
        <chart:plot-area chart:style-name="ch3" table:cell-range-address="Sheet2.H2:Sheet2.I5" chart:data-source-has-labels="both" svg:x="1.535cm" svg:y="1.684cm" svg:width="6.022cm" svg:height="3.896cm">
          <chartooo:coordinate-region svg:x="2.58cm" svg:y="1.788cm" svg:width="4.977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2.H3:Sheet2.H5"/>
          </chart:axis>
          <chart:axis chart:dimension="y" chart:name="primary-y" chart:style-name="ch6">
            <chart:title svg:x="0.451cm" svg:y="5.25cm" chart:style-name="ch7">
              <text:p>Change to price
prediction component</text:p>
            </chart:title>
            <chart:grid chart:style-name="ch8" chart:class="major"/>
          </chart:axis>
          <chart:series chart:style-name="ch9" chart:values-cell-range-address="Sheet2.I3:Sheet2.I5" chart:label-cell-address="Sheet2.I2:Sheet2.I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2.I2:Sheet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2.H3:Sheet2.H5</svg:desc>
                </draw:g>
              </table:table-cell>
              <table:table-cell office:value-type="float" office:value="-0.15">
                <text:p>-0.15</text:p>
                <draw:g>
                  <svg:desc>Sheet2.I3:Sheet2.I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-0.03">
                <text:p>-0.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B</text:p>
        </chart:title>
        <chart:plot-area chart:style-name="ch3" table:cell-range-address="Sheet2.E2:Sheet2.F5" chart:data-source-has-labels="both" svg:x="1.535cm" svg:y="1.684cm" svg:width="6.022cm" svg:height="3.896cm">
          <chartooo:coordinate-region svg:x="2.58cm" svg:y="1.883cm" svg:width="4.977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2.E3:Sheet2.E5"/>
          </chart:axis>
          <chart:axis chart:dimension="y" chart:name="primary-y" chart:style-name="ch6">
            <chart:title svg:x="0.451cm" svg:y="5.25cm" chart:style-name="ch7">
              <text:p>Change to price
prediction component</text:p>
            </chart:title>
            <chart:grid chart:style-name="ch8" chart:class="major"/>
          </chart:axis>
          <chart:series chart:style-name="ch9" chart:values-cell-range-address="Sheet2.F3:Sheet2.F5" chart:label-cell-address="Sheet2.F2:Sheet2.F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2.E3:Sheet2.E5</svg:desc>
                </draw:g>
              </table:table-cell>
              <table:table-cell office:value-type="float" office:value="-0.07">
                <text:p>-0.07</text:p>
                <draw:g>
                  <svg:desc>Sheet2.F3:Sheet2.F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" chart:maximum="1.3" chart:origin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C</text:p>
        </chart:title>
        <chart:plot-area chart:style-name="ch3" table:cell-range-address="Sheet3.H2:Sheet3.I5" chart:data-source-has-labels="both" svg:x="1.535cm" svg:y="1.684cm" svg:width="6.022cm" svg:height="3.896cm">
          <chartooo:coordinate-region svg:x="2.262cm" svg:y="1.883cm" svg:width="5.295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3.H3:Sheet3.H5"/>
          </chart:axis>
          <chart:axis chart:dimension="y" chart:name="primary-y" chart:style-name="ch6">
            <chart:title svg:x="0.451cm" svg:y="5.25cm" chart:style-name="ch7">
              <text:p>Multiplier for price
prediction component</text:p>
            </chart:title>
            <chart:grid chart:style-name="ch8" chart:class="major"/>
          </chart:axis>
          <chart:series chart:style-name="ch9" chart:values-cell-range-address="Sheet3.I3:Sheet3.I5" chart:label-cell-address="Sheet3.I2:Sheet3.I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3.I2:Shee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3.H3:Sheet3.H5</svg:desc>
                </draw:g>
              </table:table-cell>
              <table:table-cell office:value-type="float" office:value="0.85">
                <text:p>0.85</text:p>
                <draw:g>
                  <svg:desc>Sheet3.I3:Sheet3.I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0.97">
                <text:p>0.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" chart:maximum="1.3" chart:origin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11cm" svg:height="6.694cm" xlink:href=".." xlink:type="simple" chart:class="chart:bar" chart:style-name="ch1">
        <chart:title svg:x="0.147cm" svg:y="0.268cm" chart:style-name="ch2">
          <text:p>Effect of fuel type on price prediction
component A</text:p>
        </chart:title>
        <chart:plot-area chart:style-name="ch3" table:cell-range-address="Sheet3.B2:Sheet3.C5" chart:data-source-has-labels="both" svg:x="1.535cm" svg:y="1.684cm" svg:width="6.022cm" svg:height="3.896cm">
          <chartooo:coordinate-region svg:x="2.262cm" svg:y="1.883cm" svg:width="5.295cm" svg:height="3.498cm"/>
          <chart:axis chart:dimension="x" chart:name="primary-x" chart:style-name="ch4" chartooo:axis-type="auto">
            <chartooo:date-scale/>
            <chart:title svg:x="3.827cm" svg:y="5.713cm" chart:style-name="ch5">
              <text:p>Fuel type</text:p>
            </chart:title>
            <chart:categories table:cell-range-address="Sheet3.B3:Sheet3.B5"/>
          </chart:axis>
          <chart:axis chart:dimension="y" chart:name="primary-y" chart:style-name="ch6">
            <chart:title svg:x="0.451cm" svg:y="5.25cm" chart:style-name="ch7">
              <text:p>Multiplier for price
prediction component</text:p>
            </chart:title>
            <chart:grid chart:style-name="ch8" chart:class="major"/>
          </chart:axis>
          <chart:series chart:style-name="ch9" chart:values-cell-range-address="Sheet3.C3:Sheet3.C5" chart:label-cell-address="Sheet3.C2:Sheet3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</text:p>
                <draw:g>
                  <svg:desc>Sheet3.C2:She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Sheet3.B3:Sheet3.B5</svg:desc>
                </draw:g>
              </table:table-cell>
              <table:table-cell office:value-type="float" office:value="0.96">
                <text:p>0.96</text:p>
                <draw:g>
                  <svg:desc>Sheet3.C3:Sheet3.C5</svg:desc>
                </draw:g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Petrol</text:p>
              </table:table-cell>
              <table:table-cell office:value-type="float" office:value="1.02">
                <text:p>1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2cm" svg:height="6.615cm" xlink:href=".." xlink:type="simple" chart:class="chart:scatter" chart:style-name="ch1">
        <chart:title svg:x="0.641cm" svg:y="0.268cm" chart:style-name="ch2">
          <text:p>Effect of fuel economy rating on predicted price </text:p>
        </chart:title>
        <chart:plot-area chart:style-name="ch3" table:cell-range-address="Sheet1.E18:Sheet1.F43" chart:data-source-has-labels="row" svg:x="0.726cm" svg:y="1.152cm" svg:width="9.927cm" svg:height="4.323cm">
          <chartooo:coordinate-region svg:x="1.718cm" svg:y="1.352cm" svg:width="8.935cm" svg:height="3.476cm"/>
          <chart:axis chart:dimension="x" chart:name="primary-x" chart:style-name="ch4">
            <chart:title svg:x="4.084cm" svg:y="5.607cm" chart:style-name="ch5">
              <text:p>Fuel Economy Rating</text:p>
            </chart:title>
          </chart:axis>
          <chart:axis chart:dimension="y" chart:name="primary-y" chart:style-name="ch6">
            <chart:title svg:x="0cm" svg:y="5.474cm" chart:style-name="ch7">
              <text:p>Change in predicted price ($)</text:p>
            </chart:title>
            <chart:grid chart:style-name="ch8" chart:class="major"/>
          </chart:axis>
          <chart:series chart:style-name="ch9" chart:values-cell-range-address="Sheet1.F19:Sheet1.F43" chart:label-cell-address="Sheet1.F18:Sheet1.F18" chart:class="chart:scatter">
            <chart:domain table:cell-range-address="Sheet1.E19:Sheet1.E43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ffect</text:p>
                <draw:g>
                  <svg:desc>Sheet1.F18:Sheet1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9:Sheet1.E43</svg:desc>
                </draw:g>
              </table:table-cell>
              <table:table-cell office:value-type="float" office:value="0">
                <text:p>0</text:p>
                <draw:g>
                  <svg:desc>Sheet1.F19:Sheet1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9">
                <text:p>1.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1">
                <text:p>1.5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99">
                <text:p>4.49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01">
                <text:p>4.50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99">
                <text:p>5.4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1">
                <text:p>5.50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99">
                <text:p>7.4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1">
                <text:p>7.5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99">
                <text:p>11.49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01">
                <text:p>11.50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210">
                <text:p>12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